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">
      <style:text-properties officeooo:rsid="0005d641" officeooo:paragraph-rsid="0005d641"/>
    </style:style>
    <style:style style:name="P2" style:family="paragraph" style:parent-style-name="Heading_20_1">
      <style:text-properties officeooo:paragraph-rsid="0007b6c1"/>
    </style:style>
    <style:style style:name="P3" style:family="paragraph" style:parent-style-name="Heading_20_1">
      <style:text-properties officeooo:rsid="00095244" officeooo:paragraph-rsid="00095244"/>
    </style:style>
    <style:style style:name="P4" style:family="paragraph" style:parent-style-name="Heading_20_2">
      <style:text-properties officeooo:paragraph-rsid="0007b6c1"/>
    </style:style>
    <style:style style:name="P5" style:family="paragraph" style:parent-style-name="Heading_20_5">
      <style:text-properties officeooo:rsid="00095244" officeooo:paragraph-rsid="00095244"/>
    </style:style>
    <style:style style:name="P6" style:family="paragraph" style:parent-style-name="Preformatted_20_Text">
      <style:text-properties officeooo:paragraph-rsid="0007b6c1"/>
    </style:style>
    <style:style style:name="P7" style:family="paragraph" style:parent-style-name="Text_20_body">
      <style:text-properties officeooo:rsid="0005d641" officeooo:paragraph-rsid="0005d641"/>
    </style:style>
    <style:style style:name="P8" style:family="paragraph" style:parent-style-name="Text_20_body">
      <style:text-properties officeooo:rsid="0007b6c1" officeooo:paragraph-rsid="0007b6c1"/>
    </style:style>
    <style:style style:name="P9" style:family="paragraph" style:parent-style-name="Text_20_body">
      <style:text-properties officeooo:paragraph-rsid="0007b6c1"/>
    </style:style>
    <style:style style:name="P10" style:family="paragraph" style:parent-style-name="Text_20_body">
      <style:text-properties officeooo:rsid="00095244" officeooo:paragraph-rsid="00095244"/>
    </style:style>
    <style:style style:name="P11" style:family="paragraph" style:parent-style-name="Text_20_body">
      <style:text-properties officeooo:paragraph-rsid="00095244"/>
    </style:style>
    <style:style style:name="T1" style:family="text">
      <style:text-properties officeooo:rsid="0007b6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TA PE</text:p>
      <text:p text:style-name="P7"/>
      <text:p text:style-name="P7"/>
      <text:h text:style-name="P2" text:outline-level="1"><text:span text:style-name="T1">Instalacion Ubuntu</text:span></text:h>
      <text:p text:style-name="P9"/>
      <text:h text:style-name="Heading_20_2" text:outline-level="2">Configuracion pantalla</text:h>
      <text:p text:style-name="P6"><text:span text:style-name="Source_20_Text">sudo nano /etc/default/grub</text:span></text:p>
      <text:p text:style-name="P6"><text:span text:style-name="Source_20_Text">GRUB_CMDLINE_LINUX_DEFAULT="quiet splash video=hyperv_fb:1920x1080"</text:span></text:p>
      <text:p text:style-name="P6"><text:span text:style-name="Source_20_Text">GRUB_CMDLINE_LINUX="quiet splash video=hyperv_fb:1920x1200" </text:span></text:p>
      <text:p text:style-name="P6"><text:span text:style-name="Source_20_Text">sudo update-grub</text:span></text:p>
      <text:p text:style-name="P6"><text:span text:style-name="Source_20_Text">sudo reboot</text:span></text:p>
      <text:p text:style-name="P6"><text:span text:style-name="Source_20_Text"/></text:p>
      <text:h text:style-name="Heading_20_2" text:outline-level="2"><text:span text:style-name="Source_20_Text">Instalar R</text:span></text:h>
      <text:p text:style-name="P8">Apt-get update</text:p>
      <text:p text:style-name="P8">apt-get install r-base</text:p>
      <text:p text:style-name="P8">apt-get install r-base-dev</text:p>
      <text:p text:style-name="P7"/>
      <text:p text:style-name="P10">apt update -qq</text:p>
      <text:p text:style-name="P10">apt-install –no-install-recommends software-properties-common dirmngr</text:p>
      <text:h text:style-name="P4" text:outline-level="2"><text:span text:style-name="Source_20_Text">Instalar </text:span><text:span text:style-name="Source_20_Text"><text:span text:style-name="T1">SGDB</text:span></text:span></text:h>
      <text:p text:style-name="P8">apt update</text:p>
      <text:p text:style-name="P8">apt install mariadb-server</text:p>
      <text:p text:style-name="P8">mysql_secure_installation (opional)</text:p>
      <text:p text:style-name="P8"/>
      <text:p text:style-name="P8">GIT</text:p>
      <text:p text:style-name="P8">add-apt-repository ppa:git-core:ppa</text:p>
      <text:p text:style-name="P8">apt install git</text:p>
      <text:p text:style-name="P8">apt-get -y install net-tools</text:p>
      <text:p text:style-name="P8"/>
      <text:p text:style-name="P8">Rstudio</text:p>
      <text:p text:style-name="P8"/>
      <text:p text:style-name="P8">Desde la pagina web, archivo deb</text:p>
      <text:p text:style-name="P8"><text:soft-page-break/></text:p>
      <text:p text:style-name="P10">Paquetes</text:p>
      <text:p text:style-name="P10">bslib</text:p>
      <text:p text:style-name="P10">shiny</text:p>
      <text:p text:style-name="P10">shinyjs</text:p>
      <text:p text:style-name="P10"/>
      <text:p text:style-name="P10"/>
      <text:p text:style-name="P10">Pares</text:p>
      <text:p text:style-name="P10">El par Base/Counter El valor indica cuanto de counter necesito para obtener UN base</text:p>
      <text:p text:style-name="P10">reading EUR/USD = 1.55 means that €1 is equal to $1.55. </text:p>
      <text:h text:style-name="P5" text:outline-level="5">Direct quotation:</text:h>
      <text:p text:style-name="Text_20_body">Amount of local currency that is needed to buy one unit of the foreign currency (most commonly the USD)</text:p>
      <text:h text:style-name="Heading_20_5" text:outline-level="5">Indirect Quotation:</text:h>
      <text:p text:style-name="Text_20_body">Amount of local currency that is to be received when one unit of the foreign currency is sold.</text:p>
      <text:p text:style-name="P10"/>
      <text:p text:style-name="P10">Aqui lo haremos indirecto, es decir primero la que compro y luego la que vendo (con la que pago)</text:p>
      <text:p text:style-name="P10"/>
      <text:h text:style-name="P3" text:outline-level="1">Configuracion</text:h>
      <text:p text:style-name="P11"/>
      <text:p text:style-name="P10">La configuracion global la ponemos en etc/profile.d/yata.sh</text:p>
      <text:p text:style-name="P10">De esta forma se carga para cualquier usuario</text:p>
      <text:p text:style-name="P10"/>
      <text:p text:style-name="P10">Creamos el grupo yata</text:p>
      <text:p text:style-name="P10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4:26:08.373000000</meta:creation-date>
    <dc:date>2024-01-27T13:56:09.797000000</dc:date>
    <meta:editing-duration>P2DT22H25M51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40" meta:word-count="172" meta:character-count="1223" meta:non-whitespace-character-count="1089"/>
  </office:meta>
</office:document-meta>
</file>